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background:#0b1c2c</text:p>
      <text:p text:style-name="Standard">button:#103057</text:p>
      <text:p text:style-name="Standard">red:#e70652</text:p>
      <text:p text:style-name="Standard">bottom:#0616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45:31.779230102</meta:creation-date>
    <dc:date>2022-09-27T14:29:14.808421967</dc:date>
    <meta:editing-duration>PT4H19M3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4" meta:word-count="4" meta:character-count="57" meta:non-whitespace-character-count="57"/>
  </office:meta>
</office:document-meta>
</file>